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bb7e" officeooo:paragraph-rsid="001258b3"/>
    </style:style>
    <style:style style:name="P2" style:family="paragraph" style:parent-style-name="Standard">
      <style:text-properties officeooo:rsid="001258b3" officeooo:paragraph-rsid="001258b3"/>
    </style:style>
    <style:style style:name="P3" style:family="paragraph" style:parent-style-name="Standard">
      <style:text-properties officeooo:rsid="001258b3" officeooo:paragraph-rsid="00135ab8"/>
    </style:style>
    <style:style style:name="P4" style:family="paragraph" style:parent-style-name="Standard">
      <style:text-properties officeooo:rsid="00135ab8" officeooo:paragraph-rsid="00135ab8"/>
    </style:style>
    <style:style style:name="P5" style:family="paragraph" style:parent-style-name="Standard">
      <style:text-properties officeooo:rsid="001519a8" officeooo:paragraph-rsid="001519a8"/>
    </style:style>
    <style:style style:name="P6" style:family="paragraph" style:parent-style-name="Standard">
      <style:text-properties officeooo:rsid="001519a8" officeooo:paragraph-rsid="00167fc3"/>
    </style:style>
    <style:style style:name="P7" style:family="paragraph" style:parent-style-name="Standard">
      <style:text-properties officeooo:rsid="00167fc3" officeooo:paragraph-rsid="00167fc3"/>
    </style:style>
    <style:style style:name="P8" style:family="paragraph" style:parent-style-name="Standard">
      <style:text-properties officeooo:paragraph-rsid="0017bdf6"/>
    </style:style>
    <style:style style:name="P9" style:family="paragraph" style:parent-style-name="Standard">
      <style:text-properties officeooo:paragraph-rsid="0019a5f5"/>
    </style:style>
    <style:style style:name="P10" style:family="paragraph" style:parent-style-name="Text_20_body">
      <style:text-properties officeooo:rsid="0017bdf6" officeooo:paragraph-rsid="0017bdf6"/>
    </style:style>
    <style:style style:name="P11" style:family="paragraph" style:parent-style-name="Text_20_body">
      <style:text-properties officeooo:rsid="0017bdf6" officeooo:paragraph-rsid="0019a5f5"/>
    </style:style>
    <style:style style:name="P12" style:family="paragraph" style:parent-style-name="Text_20_body">
      <style:text-properties officeooo:rsid="0019a5f5" officeooo:paragraph-rsid="0019a5f5"/>
    </style:style>
    <style:style style:name="P13" style:family="paragraph" style:parent-style-name="Text_20_body">
      <style:text-properties officeooo:rsid="0019a5f5" officeooo:paragraph-rsid="001b3398"/>
    </style:style>
    <style:style style:name="P14" style:family="paragraph" style:parent-style-name="Text_20_body">
      <style:text-properties officeooo:rsid="001c9c26"/>
    </style:style>
    <style:style style:name="P15" style:family="paragraph" style:parent-style-name="Text_20_body">
      <style:text-properties officeooo:paragraph-rsid="001c9c26"/>
    </style:style>
    <style:style style:name="P16" style:family="paragraph" style:parent-style-name="Text_20_body">
      <style:text-properties fo:font-style="normal" officeooo:rsid="001c9c26" officeooo:paragraph-rsid="001c9c26" style:font-style-asian="normal" style:font-style-complex="normal"/>
    </style:style>
    <style:style style:name="P17" style:family="paragraph" style:parent-style-name="Text_20_body">
      <style:text-properties officeooo:rsid="001e1bdb" officeooo:paragraph-rsid="001e1bdb"/>
    </style:style>
    <style:style style:name="P18" style:family="paragraph" style:parent-style-name="Heading">
      <style:text-properties officeooo:paragraph-rsid="0017bdf6"/>
    </style:style>
    <style:style style:name="P19" style:family="paragraph" style:parent-style-name="Heading">
      <style:text-properties officeooo:rsid="0019a5f5" officeooo:paragraph-rsid="0019a5f5"/>
    </style:style>
    <style:style style:name="P20" style:family="paragraph" style:parent-style-name="Standard" style:list-style-name="L12">
      <style:text-properties officeooo:rsid="00135ab8" officeooo:paragraph-rsid="00135ab8"/>
    </style:style>
    <style:style style:name="P21" style:family="paragraph" style:parent-style-name="Standard" style:list-style-name="L13">
      <style:text-properties officeooo:rsid="00135ab8" officeooo:paragraph-rsid="00135ab8"/>
    </style:style>
    <style:style style:name="P22" style:family="paragraph" style:parent-style-name="Standard" style:list-style-name="L12">
      <style:text-properties officeooo:rsid="001258b3" officeooo:paragraph-rsid="001258b3"/>
    </style:style>
    <style:style style:name="P23" style:family="paragraph" style:parent-style-name="Standard" style:list-style-name="L12">
      <style:text-properties officeooo:rsid="001258b3" officeooo:paragraph-rsid="00135ab8"/>
    </style:style>
    <style:style style:name="P24" style:family="paragraph" style:parent-style-name="Standard" style:list-style-name="L12">
      <style:text-properties officeooo:rsid="001258b3" officeooo:paragraph-rsid="001519a8"/>
    </style:style>
    <style:style style:name="P25" style:family="paragraph" style:parent-style-name="Standard" style:list-style-name="L13">
      <style:text-properties officeooo:rsid="001258b3" officeooo:paragraph-rsid="001258b3"/>
    </style:style>
    <style:style style:name="P26" style:family="paragraph" style:parent-style-name="Standard" style:list-style-name="L13">
      <style:text-properties officeooo:rsid="001258b3" officeooo:paragraph-rsid="00135ab8"/>
    </style:style>
    <style:style style:name="P27" style:family="paragraph" style:parent-style-name="Standard" style:list-style-name="L12">
      <style:text-properties officeooo:rsid="001519a8" officeooo:paragraph-rsid="001519a8"/>
    </style:style>
    <style:style style:name="P28" style:family="paragraph" style:parent-style-name="Standard" style:list-style-name="L13">
      <style:text-properties officeooo:rsid="001519a8" officeooo:paragraph-rsid="001519a8"/>
    </style:style>
    <style:style style:name="P29" style:family="paragraph" style:parent-style-name="Standard" style:list-style-name="L13">
      <style:text-properties officeooo:rsid="001519a8" officeooo:paragraph-rsid="0017bdf6"/>
    </style:style>
    <style:style style:name="P30" style:family="paragraph" style:parent-style-name="Standard" style:list-style-name="L13">
      <style:text-properties officeooo:rsid="0010bb7e" officeooo:paragraph-rsid="00135ab8"/>
    </style:style>
    <style:style style:name="P31" style:family="paragraph" style:parent-style-name="Standard" style:list-style-name="L13">
      <style:text-properties officeooo:rsid="0010bb7e" officeooo:paragraph-rsid="0010bb7e"/>
    </style:style>
    <style:style style:name="P32" style:family="paragraph" style:parent-style-name="Standard" style:list-style-name="L13">
      <style:text-properties officeooo:rsid="0010bb7e" officeooo:paragraph-rsid="001519a8"/>
    </style:style>
    <style:style style:name="P33" style:family="paragraph" style:parent-style-name="Standard" style:list-style-name="L13">
      <style:text-properties officeooo:rsid="0010bb7e" officeooo:paragraph-rsid="001258b3"/>
    </style:style>
    <style:style style:name="P34" style:family="paragraph" style:parent-style-name="Standard" style:list-style-name="L13">
      <style:text-properties officeooo:rsid="0010bb7e" officeooo:paragraph-rsid="0017bdf6"/>
    </style:style>
    <style:style style:name="P35" style:family="paragraph" style:parent-style-name="Standard" style:list-style-name="L13">
      <style:text-properties officeooo:rsid="0010bb7e" officeooo:paragraph-rsid="0022e0b0"/>
    </style:style>
    <style:style style:name="P36" style:family="paragraph" style:parent-style-name="Standard" style:list-style-name="L13">
      <style:text-properties officeooo:rsid="00167fc3" officeooo:paragraph-rsid="00167fc3"/>
    </style:style>
    <style:style style:name="P37" style:family="paragraph" style:parent-style-name="Standard" style:list-style-name="L13">
      <style:text-properties officeooo:rsid="0017bdf6" officeooo:paragraph-rsid="0017bdf6"/>
    </style:style>
    <style:style style:name="P38" style:family="paragraph" style:parent-style-name="Heading_20_1">
      <style:text-properties officeooo:rsid="001c9c26" officeooo:paragraph-rsid="001c9c26"/>
    </style:style>
    <style:style style:name="P39" style:family="paragraph" style:parent-style-name="Heading_20_4">
      <style:text-properties officeooo:paragraph-rsid="00220dc6"/>
    </style:style>
    <style:style style:name="P40" style:family="paragraph" style:parent-style-name="Heading_20_5">
      <style:text-properties officeooo:paragraph-rsid="00220dc6"/>
    </style:style>
    <style:style style:name="P41" style:family="paragraph" style:parent-style-name="Text_20_body" style:list-style-name="L1">
      <style:text-properties officeooo:paragraph-rsid="001c9c26"/>
    </style:style>
    <style:style style:name="P42" style:family="paragraph" style:parent-style-name="Text_20_body" style:list-style-name="L1">
      <style:text-properties officeooo:rsid="001fabe4" officeooo:paragraph-rsid="001fabe4"/>
    </style:style>
    <style:style style:name="P43" style:family="paragraph" style:parent-style-name="Text_20_body" style:list-style-name="L9">
      <style:text-properties officeooo:rsid="001fabe4" officeooo:paragraph-rsid="001fabe4"/>
    </style:style>
    <style:style style:name="P44" style:family="paragraph" style:parent-style-name="Text_20_body" style:list-style-name="L10">
      <style:text-properties officeooo:rsid="001fabe4" officeooo:paragraph-rsid="001fabe4"/>
    </style:style>
    <style:style style:name="P45" style:family="paragraph" style:parent-style-name="Text_20_body" style:list-style-name="L11">
      <style:text-properties officeooo:rsid="001fabe4" officeooo:paragraph-rsid="001fabe4"/>
    </style:style>
    <style:style style:name="P46" style:family="paragraph" style:parent-style-name="Text_20_body" style:list-style-name="L11">
      <style:text-properties officeooo:rsid="001fabe4" officeooo:paragraph-rsid="00220dc6"/>
    </style:style>
    <style:style style:name="P47" style:family="paragraph" style:parent-style-name="Text_20_body">
      <style:text-properties officeooo:rsid="001fabe4" officeooo:paragraph-rsid="00220dc6"/>
    </style:style>
    <style:style style:name="P48" style:family="paragraph" style:parent-style-name="Text_20_body">
      <style:text-properties officeooo:rsid="001c9c26"/>
    </style:style>
    <style:style style:name="P49" style:family="paragraph" style:parent-style-name="Text_20_body" style:list-style-name="L2">
      <style:text-properties officeooo:rsid="001c9c26" officeooo:paragraph-rsid="001c9c26"/>
    </style:style>
    <style:style style:name="P50" style:family="paragraph" style:parent-style-name="Text_20_body">
      <style:text-properties officeooo:rsid="001c9c26" officeooo:paragraph-rsid="001e1bdb"/>
    </style:style>
    <style:style style:name="P51" style:family="paragraph" style:parent-style-name="Text_20_body" style:list-style-name="L3">
      <style:text-properties officeooo:rsid="001c9c26" officeooo:paragraph-rsid="001c9c26"/>
    </style:style>
    <style:style style:name="P52" style:family="paragraph" style:parent-style-name="Text_20_body" style:list-style-name="L4">
      <style:text-properties officeooo:rsid="001c9c26" officeooo:paragraph-rsid="001c9c26"/>
    </style:style>
    <style:style style:name="P53" style:family="paragraph" style:parent-style-name="Text_20_body" style:list-style-name="L8">
      <style:text-properties officeooo:rsid="001c9c26" officeooo:paragraph-rsid="001c9c26"/>
    </style:style>
    <style:style style:name="P54" style:family="paragraph" style:parent-style-name="Text_20_body" style:list-style-name="L14">
      <style:text-properties officeooo:rsid="001c9c26" officeooo:paragraph-rsid="00220dc6"/>
    </style:style>
    <style:style style:name="P55" style:family="paragraph" style:parent-style-name="Text_20_body" style:list-style-name="L2">
      <style:text-properties officeooo:rsid="001e1bdb" officeooo:paragraph-rsid="001e1bdb"/>
    </style:style>
    <style:style style:name="P56" style:family="paragraph" style:parent-style-name="Text_20_body" style:list-style-name="L6">
      <style:text-properties officeooo:rsid="001e1bdb" officeooo:paragraph-rsid="001e1bdb"/>
    </style:style>
    <style:style style:name="P57" style:family="paragraph" style:parent-style-name="Text_20_body" style:list-style-name="L7">
      <style:text-properties officeooo:rsid="001e1bdb" officeooo:paragraph-rsid="001e1bdb"/>
    </style:style>
    <style:style style:name="P58" style:family="paragraph" style:parent-style-name="Text_20_body">
      <style:text-properties officeooo:rsid="001e1bdb" officeooo:paragraph-rsid="001e1bdb"/>
    </style:style>
    <style:style style:name="P59" style:family="paragraph" style:parent-style-name="Text_20_body" style:list-style-name="L8">
      <style:text-properties officeooo:rsid="001e1bdb" officeooo:paragraph-rsid="001e1bdb"/>
    </style:style>
    <style:style style:name="P60" style:family="paragraph" style:parent-style-name="Text_20_body">
      <style:text-properties officeooo:rsid="001e1bdb" officeooo:paragraph-rsid="001fabe4"/>
    </style:style>
    <style:style style:name="P61" style:family="paragraph" style:parent-style-name="Text_20_body" style:list-style-name="L14">
      <style:text-properties officeooo:rsid="001e1bdb" officeooo:paragraph-rsid="00220dc6"/>
    </style:style>
    <style:style style:name="P62" style:family="paragraph" style:parent-style-name="Text_20_body" style:list-style-name="L4">
      <style:text-properties fo:font-style="normal" officeooo:rsid="001c9c26" officeooo:paragraph-rsid="001c9c26" style:font-style-asian="normal" style:font-style-complex="normal"/>
    </style:style>
    <style:style style:name="P63" style:family="paragraph" style:parent-style-name="Text_20_body" style:list-style-name="L5">
      <style:text-properties fo:font-style="normal" officeooo:rsid="001c9c26" officeooo:paragraph-rsid="001c9c26" style:font-style-asian="normal" style:font-style-complex="normal"/>
    </style:style>
    <style:style style:name="P64" style:family="paragraph" style:parent-style-name="Text_20_body" style:list-style-name="L5">
      <style:text-properties fo:font-style="normal" officeooo:rsid="001c9c26" officeooo:paragraph-rsid="001e1bdb" style:font-style-asian="normal" style:font-style-complex="normal"/>
    </style:style>
    <style:style style:name="P65" style:family="paragraph" style:parent-style-name="Text_20_body" style:list-style-name="L4">
      <style:text-properties fo:font-style="normal" officeooo:rsid="001e1bdb" officeooo:paragraph-rsid="001e1bdb" style:font-style-asian="normal" style:font-style-complex="normal"/>
    </style:style>
    <style:style style:name="P66" style:family="paragraph" style:parent-style-name="Text_20_body" style:list-style-name="L5">
      <style:text-properties fo:font-style="normal" officeooo:rsid="001e1bdb" officeooo:paragraph-rsid="001e1bdb" style:font-style-asian="normal" style:font-style-complex="normal"/>
    </style:style>
    <style:style style:name="P67" style:family="paragraph" style:parent-style-name="Text_20_body" style:list-style-name="L5">
      <style:text-properties fo:font-style="normal" officeooo:rsid="00210548" officeooo:paragraph-rsid="00210548" style:font-style-asian="normal" style:font-style-complex="normal"/>
    </style:style>
    <style:style style:name="P68" style:family="paragraph" style:parent-style-name="Text_20_body" style:list-style-name="L14">
      <style:text-properties officeooo:rsid="00210548" officeooo:paragraph-rsid="00220dc6"/>
    </style:style>
    <style:style style:name="P69" style:family="paragraph" style:parent-style-name="Text_20_body" style:list-style-name="L14">
      <style:text-properties officeooo:rsid="00220dc6" officeooo:paragraph-rsid="00220dc6"/>
    </style:style>
    <style:style style:name="P70" style:family="paragraph" style:parent-style-name="Text_20_body">
      <style:text-properties officeooo:rsid="00220dc6" officeooo:paragraph-rsid="00220dc6"/>
    </style:style>
    <style:style style:name="P71" style:family="paragraph" style:parent-style-name="Text_20_body" style:list-style-name="L8">
      <style:text-properties officeooo:rsid="00220dc6" officeooo:paragraph-rsid="00220dc6"/>
    </style:style>
    <style:style style:name="P72" style:family="paragraph" style:parent-style-name="Text_20_body">
      <style:text-properties officeooo:rsid="0022e0b0" officeooo:paragraph-rsid="0022e0b0"/>
    </style:style>
    <style:style style:name="T1" style:family="text">
      <style:text-properties officeooo:rsid="001258b3"/>
    </style:style>
    <style:style style:name="T2" style:family="text">
      <style:text-properties officeooo:rsid="00135ab8"/>
    </style:style>
    <style:style style:name="T3" style:family="text">
      <style:text-properties officeooo:rsid="001519a8"/>
    </style:style>
    <style:style style:name="T4" style:family="text">
      <style:text-properties officeooo:rsid="00167fc3"/>
    </style:style>
    <style:style style:name="T5" style:family="text">
      <style:text-properties officeooo:rsid="0017bdf6"/>
    </style:style>
    <style:style style:name="T6" style:family="text">
      <style:text-properties officeooo:rsid="0019a5f5"/>
    </style:style>
    <style:style style:name="T7" style:family="text">
      <style:text-properties officeooo:rsid="001b3398"/>
    </style:style>
    <style:style style:name="T8" style:family="text">
      <style:text-properties officeooo:rsid="001c9c2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e1bdb"/>
    </style:style>
    <style:style style:name="T12" style:family="text">
      <style:text-properties officeooo:rsid="001fabe4"/>
    </style:style>
    <style:style style:name="T13" style:family="text">
      <style:text-properties officeooo:rsid="00210548"/>
    </style:style>
    <style:style style:name="T14" style:family="text">
      <style:text-properties officeooo:rsid="00220dc6"/>
    </style:style>
    <style:style style:name="T15" style:family="text">
      <style:text-properties officeooo:rsid="0022e0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9in" fo:text-indent="-0.25in" fo:margin-left="0.5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9in" fo:text-indent="-0.25in" fo:margin-left="0.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9in" fo:text-indent="-0.25in" fo:margin-left="1.0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9in" fo:text-indent="-0.25in" fo:margin-left="1.3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9in" fo:text-indent="-0.25in" fo:margin-left="1.5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9in" fo:text-indent="-0.25in" fo:margin-left="1.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9in" fo:text-indent="-0.25in" fo:margin-left="2.0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9in" fo:text-indent="-0.25in" fo:margin-left="2.3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9in" fo:text-indent="-0.25in" fo:margin-left="2.5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9in" fo:text-indent="-0.25in" fo:margin-left="2.839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aval Battles</text:p>
      <text:p text:style-name="Subtitle">Nolan Hunt</text:p>
      <text:p text:style-name="Subtitle">Michael Mazzuca</text:p>
      <text:p text:style-name="Subtitle">Steven Coverdale</text:p>
      <text:p text:style-name="Subtitle">Dave Lundrigan</text:p>
      <text:p text:style-name="Subtitle">Brian Icely</text:p>
      <text:p text:style-name="Text_20_body"/>
      <text:p text:style-name="Text_20_body"/>
      <text:h text:style-name="P38" text:outline-level="1">Game</text:h>
      <text:p text:style-name="P15"/>
      <text:h text:style-name="Heading_20_1" text:outline-level="1">Controls</text:h>
      <text:h text:style-name="Heading_20_4" text:outline-level="4"><text:span text:style-name="T8">Unit </text:span>Selection</text:h>
      <text:p text:style-name="Text_20_body">Units can be selected individually or as a group:</text:p>
      <text:list xml:id="list1359495564942558398" text:style-name="L1">
        <text:list-item>
          <text:p text:style-name="P41"><text:span text:style-name="T8">l</text:span>eft click <text:span text:style-name="T12">(A)</text:span> – <text:span text:style-name="T8">single unit</text:span></text:p>
        </text:list-item>
        <text:list-item>
          <text:p text:style-name="P41"><text:span text:style-name="T8">l</text:span>eft click and drag <text:span text:style-name="T12">(A)</text:span> – <text:span text:style-name="T8">multiple units</text:span></text:p>
        </text:list-item>
        <text:list-item>
          <text:p text:style-name="P42">esc (B) – deselect all units</text:p>
          <text:p text:style-name="P42"/>
        </text:list-item>
      </text:list>
      <text:h text:style-name="Heading_20_4" text:outline-level="4">Navigation</text:h>
      <text:h text:style-name="Heading_20_5" text:outline-level="5">Orders</text:h>
      <text:p text:style-name="P14">Navigation:</text:p>
      <text:list xml:id="list6305234039881499579" text:style-name="L2">
        <text:list-item>
          <text:p text:style-name="P49">follow way-points</text:p>
        </text:list-item>
        <text:list-item>
          <text:p text:style-name="P49">go to point</text:p>
        </text:list-item>
        <text:list-item>
          <text:p text:style-name="P49">follow another unit</text:p>
        </text:list-item>
        <text:list-item>
          <text:p text:style-name="P55">evasive manoeuvres – active/inactive</text:p>
        </text:list-item>
      </text:list>
      <text:p text:style-name="P50">Speed:</text:p>
      <text:list xml:id="list133441273155610" text:continue-numbering="true" text:style-name="L2">
        <text:list-item>
          <text:p text:style-name="P49">full speed</text:p>
        </text:list-item>
        <text:list-item>
          <text:p text:style-name="P49"><text:soft-page-break/>2/3 speed</text:p>
        </text:list-item>
        <text:list-item>
          <text:p text:style-name="P49">1/3 speed</text:p>
        </text:list-item>
      </text:list>
      <text:list xml:id="list5413765323600545158" text:style-name="L3">
        <text:list-item>
          <text:p text:style-name="P51">dead slow</text:p>
        </text:list-item>
      </text:list>
      <text:h text:style-name="Heading_20_5" text:outline-level="5">Controls</text:h>
      <text:p text:style-name="P17">With unit(s) selected:</text:p>
      <text:list xml:id="list7524434236674673513" text:style-name="L4">
        <text:list-item>
          <text:p text:style-name="P52">right click water <text:span text:style-name="T11">(X)</text:span> – <text:span text:style-name="T10">go to point</text:span></text:p>
        </text:list-item>
        <text:list-item>
          <text:p text:style-name="P62">shift-right click water <text:span text:style-name="T11">(hold X)</text:span> – add way-point</text:p>
          <text:list>
            <text:list-item>
              <text:p text:style-name="P65">[ ] while holding right click (LB, RB <text:span text:style-name="T13">while holding X</text:span>) – move new way-point<text:span text:style-name="T12">'s</text:span> position in <text:span text:style-name="T13">the</text:span> list </text:p>
            </text:list-item>
          </text:list>
        </text:list-item>
      </text:list>
      <text:p text:style-name="P16">With way-point selected:</text:p>
      <text:list xml:id="list7532482157641645826" text:style-name="L5">
        <text:list-item>
          <text:p text:style-name="P63">left click and drag – move way-point</text:p>
        </text:list-item>
        <text:list-item>
          <text:p text:style-name="P64">shift-right click water –<text:span text:style-name="T9"> </text:span>insert way-point before current one</text:p>
          <text:list>
            <text:list-item>
              <text:p text:style-name="P66">[ ] while holding right click – move new way-point<text:span text:style-name="T12">'</text:span>s position in <text:span text:style-name="T13">the list</text:span></text:p>
            </text:list-item>
          </text:list>
        </text:list-item>
        <text:list-item>
          <text:p text:style-name="P67">delete (B) – remove way-point (with confirmation box)</text:p>
        </text:list-item>
      </text:list>
      <text:p text:style-name="P15"/>
      <text:h text:style-name="Heading_20_4" text:outline-level="4">Attack</text:h>
      <text:h text:style-name="Heading_20_5" text:outline-level="5">Orders</text:h>
      <text:p text:style-name="P17">Targeting and attack:</text:p>
      <text:list xml:id="list8527812860112485175" text:style-name="L6">
        <text:list-item>
          <text:p text:style-name="P56">target and attack unit with primary weapons (cannons)</text:p>
        </text:list-item>
        <text:list-item>
          <text:p text:style-name="P56">attack with secondary weapons (torpedoes, aircraft)</text:p>
        </text:list-item>
        <text:list-item>
          <text:p text:style-name="P56"><text:span text:style-name="T13">deploy special weapons</text:span> (depth charges)</text:p>
        </text:list-item>
      </text:list>
      <text:p text:style-name="P17">Stances:</text:p>
      <text:list xml:id="list4269458692898390620" text:style-name="L7">
        <text:list-item>
          <text:p text:style-name="P57">attack enemy on sight</text:p>
        </text:list-item>
        <text:list-item>
          <text:p text:style-name="P57">evade and return attacks</text:p>
        </text:list-item>
        <text:list-item>
          <text:p text:style-name="P57">evade and flee enemy on sight</text:p>
        </text:list-item>
      </text:list>
      <text:h text:style-name="Heading_20_5" text:outline-level="5">Controls</text:h>
      <text:p text:style-name="P17">With unit(s) selected:</text:p>
      <text:list xml:id="list635932854540350561" text:style-name="L8">
        <text:list-item>
          <text:p text:style-name="P53">left click enemy unit <text:span text:style-name="T12">(X)</text:span> – attack with primary weapons (cannons)</text:p>
        </text:list-item>
        <text:list-item>
          <text:p text:style-name="P59">ctrl-left click <text:span text:style-name="T12">(Y)</text:span> – attack with secondary weapons (brings up aiming controls for secondary weapon)</text:p>
        </text:list-item>
        <text:list-item>
          <text:p text:style-name="P71">tertiary weapon activation buttons in advanced controls interface</text:p>
        </text:list-item>
      </text:list>
      <text:list xml:id="list313179441270612436" text:style-name="L9">
        <text:list-item>
          <text:p text:style-name="P43">T – cycle through stances</text:p>
        </text:list-item>
        <text:list-item>
          <text:p text:style-name="P43">stance buttons <text:span text:style-name="T14">in advanced controls interface</text:span></text:p>
        </text:list-item>
      </text:list>
      <text:h text:style-name="Heading_20_4" text:outline-level="4"><text:soft-page-break/>Sensors</text:h>
      <text:h text:style-name="Heading_20_5" text:outline-level="5">Orders</text:h>
      <text:list xml:id="list8506940996433053498" text:style-name="L10">
        <text:list-item>
          <text:p text:style-name="P44">Sonar – passive/active (destroyers only)</text:p>
        </text:list-item>
      </text:list>
      <text:h text:style-name="Heading_20_5" text:outline-level="5">Controls</text:h>
      <text:p text:style-name="P60">With unit(s) selected:</text:p>
      <text:list xml:id="list1955369254654454521" text:style-name="L11">
        <text:list-item>
          <text:p text:style-name="P45">S – toggle sonar (turns all active if at least one selected unit is passive)</text:p>
        </text:list-item>
        <text:list-item>
          <text:p text:style-name="P46">sonar button <text:span text:style-name="T14">in advanced controls interface</text:span></text:p>
        </text:list-item>
      </text:list>
      <text:p text:style-name="P47"/>
      <text:h text:style-name="P39" text:outline-level="4">Advanced controls and information:</text:h>
      <text:p text:style-name="P70">Shown for single target to offer graphical interface for additional information and controls. <text:s/>Either in a HUD item attached to the unit or fixed on the edge of the screen.</text:p>
      <text:h text:style-name="P40" text:outline-level="5">Ships:</text:h>
      <text:list xml:id="list1330694618859449487" text:style-name="L14">
        <text:list-item>
          <text:p text:style-name="P68">Navigation</text:p>
          <text:list>
            <text:list-item>
              <text:p text:style-name="P68">current navigation state (following way-point, following target, going to point)</text:p>
              <text:list>
                <text:list-item>
                  <text:p text:style-name="P68">set go to point</text:p>
                </text:list-item>
                <text:list-item>
                  <text:p text:style-name="P68">set return to follow way-points</text:p>
                </text:list-item>
                <text:list-item>
                  <text:p text:style-name="P68">set follow target</text:p>
                </text:list-item>
              </text:list>
            </text:list-item>
            <text:list-item>
              <text:p text:style-name="P68">current speed (full, 2/3, 1/3, dead slow)</text:p>
              <text:list>
                <text:list-item>
                  <text:p text:style-name="P54"><text:span text:style-name="T13">set </text:span>full speed</text:p>
                </text:list-item>
                <text:list-item>
                  <text:p text:style-name="P54"><text:span text:style-name="T13">set </text:span>2/3 speed</text:p>
                </text:list-item>
                <text:list-item>
                  <text:p text:style-name="P54"><text:span text:style-name="T13">set </text:span>1/3 speed</text:p>
                </text:list-item>
                <text:list-item>
                  <text:p text:style-name="P54"><text:span text:style-name="T13">set </text:span>dead slow</text:p>
                </text:list-item>
              </text:list>
            </text:list-item>
            <text:list-item>
              <text:p text:style-name="P68">toggle evasive manoeuvres on/off</text:p>
            </text:list-item>
          </text:list>
        </text:list-item>
        <text:list-item>
          <text:p text:style-name="P69">Current Stance</text:p>
          <text:list>
            <text:list-item>
              <text:p text:style-name="P68">set attack on sight</text:p>
            </text:list-item>
            <text:list-item>
              <text:p text:style-name="P61"><text:span text:style-name="T13">set </text:span>evade and return attacks</text:p>
            </text:list-item>
            <text:list-item>
              <text:p text:style-name="P68">set evade and flee on sight</text:p>
            </text:list-item>
          </text:list>
        </text:list-item>
        <text:list-item>
          <text:p text:style-name="P68">Attack</text:p>
          <text:list>
            <text:list-item>
              <text:p text:style-name="P68">current primary weapon state (idle, target out of range, firing on target)</text:p>
              <text:list>
                <text:list-item>
                  <text:p text:style-name="P68">set target</text:p>
                </text:list-item>
              </text:list>
            </text:list-item>
            <text:list-item>
              <text:p text:style-name="P68">secondary weapon state (ready, reloading, firing, out of ammo)</text:p>
              <text:list>
                <text:list-item>
                  <text:p text:style-name="P68">fire secondary weapon</text:p>
                </text:list-item>
              </text:list>
            </text:list-item>
            <text:list-item>
              <text:p text:style-name="P68"><text:soft-page-break/>tertiary weapon state (read<text:span text:style-name="T14">y</text:span>, reloading, firing)</text:p>
              <text:list>
                <text:list-item>
                  <text:p text:style-name="P68">fire tertiary weapon</text:p>
                </text:list-item>
              </text:list>
            </text:list-item>
          </text:list>
        </text:list-item>
        <text:list-item>
          <text:p text:style-name="P69">Sensors</text:p>
          <text:list>
            <text:list-item>
              <text:p text:style-name="P69">current visual range</text:p>
              <text:list>
                <text:list-item>
                  <text:p text:style-name="P69">show range overlay</text:p>
                </text:list-item>
              </text:list>
            </text:list-item>
            <text:list-item>
              <text:p text:style-name="P69">current radar range</text:p>
              <text:list>
                <text:list-item>
                  <text:p text:style-name="P69">show range overlay</text:p>
                </text:list-item>
              </text:list>
            </text:list-item>
            <text:list-item>
              <text:p text:style-name="P69">current sonar state (active, passive)</text:p>
              <text:list>
                <text:list-item>
                  <text:p text:style-name="P69">toggle sonar state</text:p>
                </text:list-item>
              </text:list>
            </text:list-item>
            <text:list-item>
              <text:p text:style-name="P69">current sonar range</text:p>
              <text:list>
                <text:list-item>
                  <text:p text:style-name="P69">show range overlay</text:p>
                </text:list-item>
              </text:list>
            </text:list-item>
          </text:list>
        </text:list-item>
        <text:list-item>
          <text:p text:style-name="P69">Ballast Systems [submarines only]</text:p>
          <text:list>
            <text:list-item>
              <text:p text:style-name="P69">current depth (surfaces, periscope depth, max depth)</text:p>
              <text:list>
                <text:list-item>
                  <text:p text:style-name="P69">surface</text:p>
                </text:list-item>
                <text:list-item>
                  <text:p text:style-name="P69">periscope depth</text:p>
                </text:list-item>
                <text:list-item>
                  <text:p text:style-name="P69">max depth</text:p>
                </text:list-item>
              </text:list>
            </text:list-item>
          </text:list>
        </text:list-item>
        <text:list-item>
          <text:p text:style-name="P69">Control Tower [aircraft carriers only]</text:p>
          <text:list>
            <text:list-item>
              <text:p text:style-name="P69">Flight 1: state (idle, on mission of type (reconnaissance, fighter, bomber))</text:p>
              <text:list>
                <text:list-item>
                  <text:p text:style-name="P69">click to select aircraft</text:p>
                </text:list-item>
              </text:list>
            </text:list-item>
            <text:list-item>
              <text:p text:style-name="P69">Flight 2: state</text:p>
            </text:list-item>
          </text:list>
        </text:list-item>
      </text:list>
      <text:p text:style-name="P70"/>
      <text:h text:style-name="P40" text:outline-level="5">Aircraft Flights:</text:h>
      <text:list xml:id="list133441284171067" text:continue-numbering="true" text:style-name="L14">
        <text:list-item>
          <text:p text:style-name="P68">Navigation</text:p>
          <text:list>
            <text:list-item>
              <text:p text:style-name="P68">current navigation state (following way-point, <text:span text:style-name="T14">attacking target, escorting flight, returning to base</text:span>)</text:p>
              <text:list>
                <text:list-item>
                  <text:p text:style-name="P68">set return to follow way-points</text:p>
                </text:list-item>
                <text:list-item>
                  <text:p text:style-name="P69">set intercept and attack target</text:p>
                </text:list-item>
                <text:list-item>
                  <text:p text:style-name="P69">set escort aircraft flight</text:p>
                </text:list-item>
                <text:list-item>
                  <text:p text:style-name="P69">set return to base</text:p>
                </text:list-item>
              </text:list>
            </text:list-item>
          </text:list>
        </text:list-item>
        <text:list-item>
          <text:p text:style-name="P69">Weapons</text:p>
          <text:list>
            <text:list-item>
              <text:p text:style-name="P69">current remaining bombs, torpedoes, rockets.</text:p>
            </text:list-item>
          </text:list>
        </text:list-item>
      </text:list>
      <text:p text:style-name="P70"/>
      <text:p text:style-name="P15"/>
      <text:p text:style-name="P14"><text:soft-page-break/></text:p>
      <text:h text:style-name="Heading_20_1" text:outline-level="1">Ships</text:h>
      <text:p text:style-name="P72">Ships are the primary units of the game. <text:s/>Ships have a primary weapon system (cannons) which fires at will on the ship's target. <text:s/>Secondary weapons (torpedoes and aircraft) are aimed and fired manually. <text:s/>Tertiary weapons (destroyers' depth charges) are activated through the advanced controls interface. <text:s/>Defensive weapons (anti-aircraft guns) are targeted and fired automatically without player input.</text:p>
      <text:h text:style-name="Heading_20_3" text:outline-level="3">Shallow <text:span text:style-name="T3">D</text:span>raft <text:span text:style-name="T3">Vessels</text:span> (can enter shallow water areas on the map)</text:h>
      <text:p text:style-name="Heading">Light Cruisers</text:p>
      <text:p text:style-name="P3">Light Cruisers <text:span text:style-name="T2">provide light combat ship capability</text:span>. <text:s/>They have <text:span text:style-name="T2">moderate</text:span> anti-surface and anti-air capability.<text:span text:style-name="T2"> <text:s/>Their armour and armament aren't as heavy as full size cruisers, but they have significantly more manoeuvrability.</text:span></text:p>
      <text:list xml:id="list1372397673089787833" text:style-name="L12">
        <text:list-item>
          <text:p text:style-name="P20">Armament</text:p>
          <text:list>
            <text:list-item>
              <text:p text:style-name="P22"><text:span text:style-name="T15">primary:<text:tab/></text:span>cannons:<text:tab/><text:span text:style-name="T2">moderate</text:span></text:p>
            </text:list-item>
            <text:list-item>
              <text:p text:style-name="P23"><text:span text:style-name="T15">defensive: <text:tab/></text:span>anti-aircraf<text:span text:style-name="T3">t:<text:tab/>moderate</text:span></text:p>
            </text:list-item>
          </text:list>
        </text:list-item>
        <text:list-item>
          <text:p text:style-name="P20">Armour</text:p>
          <text:list>
            <text:list-item>
              <text:p text:style-name="P20">medium</text:p>
            </text:list-item>
          </text:list>
        </text:list-item>
        <text:list-item>
          <text:p text:style-name="P24">Sensors</text:p>
          <text:list>
            <text:list-item>
              <text:p text:style-name="P27">visual: <text:tab/><text:tab/>good</text:p>
            </text:list-item>
            <text:list-item>
              <text:p text:style-name="P22">radar:<text:tab/><text:tab/><text:span text:style-name="T3">moderate</text:span></text:p>
            </text:list-item>
          </text:list>
        </text:list-item>
        <text:list-item>
          <text:p text:style-name="P22">Movement</text:p>
          <text:list>
            <text:list-item>
              <text:p text:style-name="P20">speed: <text:tab/><text:tab/><text:tab/>high</text:p>
            </text:list-item>
            <text:list-item>
              <text:p text:style-name="P23">acceleration: <text:tab/><text:tab/><text:span text:style-name="T2">medium</text:span></text:p>
            </text:list-item>
            <text:list-item>
              <text:p text:style-name="P23">manoeuvrability:<text:tab/><text:span text:style-name="T2">high</text:span></text:p>
              <text:p text:style-name="P22"/>
            </text:list-item>
          </text:list>
        </text:list-item>
      </text:list>
      <text:p text:style-name="Heading">Destroyers</text:p>
      <text:p text:style-name="P3">Destroyers <text:span text:style-name="T2">provide</text:span> scouting and anti-submarine <text:span text:style-name="T2">capability</text:span>. <text:s/>They have light anti-surface and anti-air capability, but good anti-sub capabilities. <text:s/><text:span text:style-name="T2">Their speed lets them scout out enemy forces and their torpedoes mean they can deal some significant damage to larger ships.</text:span></text:p>
      <text:p text:style-name="P3"/>
      <text:p text:style-name="P7">Sonar:</text:p>
      <text:p text:style-name="P7">Destroyers have active and passive sonar. <text:s/>In passive mode the sonar will give bearing<text:span text:style-name="T5">s</text:span> towards noise sources but won't pinpoint the target. <text:s/>In active mode submerged targets will become visible, but there will be false positives (ghost submarines will appear that are not actually there). <text:s/><text:span text:style-name="T5">In active mode the destroyer also becomes highly visible to other sonar equipped vessels well beyond the effective range of the sonar.</text:span></text:p>
      <text:list xml:id="list2633254952281524013" text:style-name="L13">
        <text:list-item>
          <text:p text:style-name="P21">Armament</text:p>
          <text:list>
            <text:list-item>
              <text:p text:style-name="P30"><text:span text:style-name="T15">primary:<text:tab/></text:span>cannons:<text:tab/>light</text:p>
            </text:list-item>
            <text:list-item>
              <text:p text:style-name="P31"><text:span text:style-name="T15">defensive:<text:tab/></text:span>anti-aircraft: <text:tab/>light</text:p>
            </text:list-item>
            <text:list-item>
              <text:p text:style-name="P31"><text:span text:style-name="T15">secondary:<text:tab/></text:span>torpedoes</text:p>
            </text:list-item>
            <text:list-item>
              <text:p text:style-name="P31"><text:span text:style-name="T15">tertiary:<text:tab/></text:span>depth charges</text:p>
            </text:list-item>
          </text:list>
        </text:list-item>
        <text:list-item>
          <text:p text:style-name="P21"><text:soft-page-break/>Armour</text:p>
          <text:list>
            <text:list-item>
              <text:p text:style-name="P21">light</text:p>
            </text:list-item>
          </text:list>
        </text:list-item>
        <text:list-item>
          <text:p text:style-name="P32">Sensors</text:p>
          <text:list>
            <text:list-item>
              <text:p text:style-name="P28">visual: <text:tab/><text:tab/>good</text:p>
            </text:list-item>
            <text:list-item>
              <text:p text:style-name="P33">radar:<text:tab/><text:tab/><text:span text:style-name="T3">moderate</text:span></text:p>
            </text:list-item>
            <text:list-item>
              <text:p text:style-name="P33">sonar: <text:tab/><text:tab/><text:span text:style-name="T3">very-good</text:span></text:p>
            </text:list-item>
          </text:list>
        </text:list-item>
        <text:list-item>
          <text:p text:style-name="P25">Movement</text:p>
          <text:list>
            <text:list-item>
              <text:p text:style-name="P25">speed: <text:tab/><text:tab/><text:tab/><text:span text:style-name="T2">very-high</text:span></text:p>
            </text:list-item>
            <text:list-item>
              <text:p text:style-name="P25">acceleration:<text:tab/><text:tab/><text:span text:style-name="T2">high</text:span></text:p>
            </text:list-item>
            <text:list-item>
              <text:p text:style-name="P25">manoeuvrability:<text:tab/><text:span text:style-name="T2">high</text:span></text:p>
            </text:list-item>
          </text:list>
        </text:list-item>
      </text:list>
      <text:p text:style-name="P2"/>
      <text:p text:style-name="Heading">Submarines</text:p>
      <text:p text:style-name="P2">Submarines fill the stealth reconnaissance and ambush roll. <text:s/>They have very-light cannons and anti-aircraft weapons bu<text:span text:style-name="T2">t can deal significant damage to larger ships with torpedoes without being detected.</text:span></text:p>
      <text:p text:style-name="P2"/>
      <text:p text:style-name="P5">Submerging:</text:p>
      <text:p text:style-name="P6">When in deep water submarines can submerge. <text:s/><text:span text:style-name="T4">Submerging makes the submarine invisible to radar and slowly reduces its ability to be spotted visually until it can no longer be seen visually at max depth. <text:s/>The submarine also becomes invulnerable to all weapons except depth charges when at max depth. <text:s/>When submerged submarines drain their battery power, with the power draining faster if they move.</text:span></text:p>
      <text:p text:style-name="P6"/>
      <text:p text:style-name="P7">Submarines can attack while submerged, but doing so automatically raises them from max depth to periscope depth, where they can be spotted visually and damaged by weapons. <text:s/>After their torpedoes hit or run out of fuel the submarine will dive back to max depth.</text:p>
      <text:list xml:id="list133441292168920" text:continue-numbering="true" text:style-name="L13">
        <text:list-item>
          <text:p text:style-name="P21">Armament</text:p>
          <text:list>
            <text:list-item>
              <text:p text:style-name="P35"><text:span text:style-name="T15">primary:<text:tab/></text:span>cannons:<text:tab/><text:span text:style-name="T1">very-</text:span>light</text:p>
            </text:list-item>
            <text:list-item>
              <text:p text:style-name="P35"><text:span text:style-name="T15">defensive:<text:tab/></text:span>anti-aircraft: <text:tab/><text:span text:style-name="T1">very-</text:span>light</text:p>
            </text:list-item>
            <text:list-item>
              <text:p text:style-name="P35"><text:span text:style-name="T15">secondary:<text:tab/></text:span>torpedoes</text:p>
            </text:list-item>
          </text:list>
        </text:list-item>
        <text:list-item>
          <text:p text:style-name="P21">Armour</text:p>
          <text:list>
            <text:list-item>
              <text:p text:style-name="P21">light</text:p>
            </text:list-item>
          </text:list>
        </text:list-item>
        <text:list-item>
          <text:p text:style-name="P33">Sensors</text:p>
          <text:list>
            <text:list-item>
              <text:p text:style-name="P28">visual (on surfac<text:span text:style-name="T4">e</text:span>): <text:tab/><text:tab/>poor</text:p>
            </text:list-item>
            <text:list-item>
              <text:p text:style-name="P36">visual (periscope depth):<text:tab/>very-poor</text:p>
            </text:list-item>
            <text:list-item>
              <text:p text:style-name="P33">radar (on surface only): <text:tab/><text:span text:style-name="T3">poor</text:span></text:p>
            </text:list-item>
            <text:list-item>
              <text:p text:style-name="P33">sonar (passive): <text:tab/><text:tab/><text:span text:style-name="T3">good</text:span></text:p>
            </text:list-item>
          </text:list>
        </text:list-item>
        <text:list-item>
          <text:p text:style-name="P25">Movement</text:p>
          <text:list>
            <text:list-item>
              <text:p text:style-name="P21">speed <text:span text:style-name="T3">(</text:span>surfaced<text:span text:style-name="T3">)</text:span>: <text:tab/>medium</text:p>
            </text:list-item>
            <text:list-item>
              <text:p text:style-name="P21">speed <text:span text:style-name="T3">(</text:span>submerged<text:span text:style-name="T3">)</text:span>: <text:tab/>low</text:p>
            </text:list-item>
            <text:list-item>
              <text:p text:style-name="P26">acceleration: <text:tab/><text:tab/><text:span text:style-name="T2">medium</text:span></text:p>
            </text:list-item>
            <text:list-item>
              <text:p text:style-name="P25">manoeuvrability: <text:tab/><text:span text:style-name="T2">medium</text:span></text:p>
            </text:list-item>
          </text:list>
        </text:list-item>
      </text:list>
      <text:p text:style-name="P2"/>
      <text:p text:style-name="P2"/>
      <text:h text:style-name="Heading_20_3" text:outline-level="3"><text:soft-page-break/><text:span text:style-name="T3">Deep</text:span> <text:span text:style-name="T3">D</text:span>raft <text:span text:style-name="T3">Vessels </text:span>(cannot enter shallow water areas on the map)</text:h>
      <text:p text:style-name="Heading">Cruisers</text:p>
      <text:p text:style-name="P4">Cruisers are well rounded combat ships. <text:s/>They have very good anti-surface and anti-aircraft capability.</text:p>
      <text:list xml:id="list133441295161715" text:continue-numbering="true" text:style-name="L13">
        <text:list-item>
          <text:p text:style-name="P37">Armament</text:p>
          <text:list>
            <text:list-item>
              <text:p text:style-name="P31"><text:span text:style-name="T15">primary:<text:tab/></text:span>cannons: <text:tab/><text:span text:style-name="T2">heavy</text:span></text:p>
            </text:list-item>
            <text:list-item>
              <text:p text:style-name="P30"><text:span text:style-name="T15">defensive:<text:tab/></text:span>anti-aircraft: <text:tab/><text:span text:style-name="T2">heavy</text:span></text:p>
            </text:list-item>
          </text:list>
        </text:list-item>
        <text:list-item>
          <text:p text:style-name="P33">Sensors</text:p>
          <text:list>
            <text:list-item>
              <text:p text:style-name="P28">visual: <text:tab/><text:tab/>moderate</text:p>
            </text:list-item>
            <text:list-item>
              <text:p text:style-name="P33">radar:<text:tab/><text:tab/><text:span text:style-name="T3">good</text:span></text:p>
            </text:list-item>
          </text:list>
        </text:list-item>
        <text:list-item>
          <text:p text:style-name="P25">Movement</text:p>
          <text:list>
            <text:list-item>
              <text:p text:style-name="P25">speed: <text:span text:style-name="T2">medium</text:span></text:p>
            </text:list-item>
            <text:list-item>
              <text:p text:style-name="P25">acceleration: <text:span text:style-name="T2">medium</text:span></text:p>
            </text:list-item>
            <text:list-item>
              <text:p text:style-name="P25">manoeuvrability: <text:span text:style-name="T2">medium</text:span></text:p>
            </text:list-item>
          </text:list>
        </text:list-item>
      </text:list>
      <text:p text:style-name="P2"/>
      <text:p text:style-name="Heading">Battleships</text:p>
      <text:p text:style-name="P4">Battleships are the primary anti-surface ships. <text:s/>They have excellent anti-surface capability and moderate anti-aircraft defences.</text:p>
      <text:list xml:id="list133441297178495" text:continue-numbering="true" text:style-name="L13">
        <text:list-item>
          <text:p text:style-name="P37">Armament</text:p>
          <text:list>
            <text:list-item>
              <text:p text:style-name="P31"><text:span text:style-name="T15">primary:<text:tab/></text:span>cannons:<text:tab/><text:span text:style-name="T2">very-heavy</text:span></text:p>
            </text:list-item>
            <text:list-item>
              <text:p text:style-name="P30"><text:span text:style-name="T15">defensive:<text:tab/></text:span>anti-aircraft:<text:tab/><text:span text:style-name="T2">moderate</text:span></text:p>
            </text:list-item>
          </text:list>
        </text:list-item>
        <text:list-item>
          <text:p text:style-name="P33">Sensors</text:p>
          <text:list>
            <text:list-item>
              <text:p text:style-name="P28">visual:<text:tab/><text:tab/><text:tab/>moderate</text:p>
            </text:list-item>
            <text:list-item>
              <text:p text:style-name="P33">radar:<text:tab/><text:tab/><text:tab/><text:span text:style-name="T3">good</text:span></text:p>
            </text:list-item>
          </text:list>
        </text:list-item>
        <text:list-item>
          <text:p text:style-name="P25">Movement</text:p>
          <text:list>
            <text:list-item>
              <text:p text:style-name="P25">speed: <text:tab/><text:tab/><text:tab/><text:span text:style-name="T3">medium</text:span></text:p>
            </text:list-item>
            <text:list-item>
              <text:p text:style-name="P25">acceleration: <text:tab/><text:tab/><text:span text:style-name="T2">very-low</text:span></text:p>
            </text:list-item>
            <text:list-item>
              <text:p text:style-name="P25">manoeuvrability:<text:tab/><text:span text:style-name="T3">low</text:span></text:p>
            </text:list-item>
          </text:list>
        </text:list-item>
      </text:list>
      <text:p text:style-name="P2"/>
      <text:p text:style-name="P1"/>
      <text:p text:style-name="Heading">Aircraft Carriers</text:p>
      <text:p text:style-name="P4">Aircraft Carriers provide long range scouting and attack capabilities. <text:s/><text:span text:style-name="T3">They have very limited weapons but can launch aircraft to fill a variety of rolls.</text:span></text:p>
      <text:list xml:id="list133441299165305" text:continue-numbering="true" text:style-name="L13">
        <text:list-item>
          <text:p text:style-name="P37">Armament</text:p>
          <text:list>
            <text:list-item>
              <text:p text:style-name="P30"><text:span text:style-name="T15">defensive:<text:tab/></text:span>anti-aircraft:<text:tab/><text:span text:style-name="T2">moderate</text:span></text:p>
            </text:list-item>
            <text:list-item>
              <text:p text:style-name="P31"><text:span text:style-name="T15">secondary:<text:tab/></text:span>aircraft:<text:tab/><text:span text:style-name="T5">heavy</text:span></text:p>
            </text:list-item>
          </text:list>
        </text:list-item>
        <text:list-item>
          <text:p text:style-name="P34">Sensors</text:p>
          <text:list>
            <text:list-item>
              <text:p text:style-name="P29">visual:<text:tab/><text:tab/><text:tab/>moderate</text:p>
            </text:list-item>
            <text:list-item>
              <text:p text:style-name="P34">radar:<text:tab/><text:tab/><text:tab/><text:span text:style-name="T5">very-good</text:span></text:p>
            </text:list-item>
            <text:list-item>
              <text:p text:style-name="P29">scout aircraft:<text:tab/><text:tab/>very-good</text:p>
            </text:list-item>
          </text:list>
        </text:list-item>
        <text:list-item>
          <text:p text:style-name="P25">Movement</text:p>
          <text:list>
            <text:list-item>
              <text:p text:style-name="P25">speed: <text:tab/><text:tab/><text:tab/><text:span text:style-name="T3">low</text:span></text:p>
            </text:list-item>
            <text:list-item>
              <text:p text:style-name="P28"><text:soft-page-break/>acceleration: <text:tab/><text:tab/>low</text:p>
            </text:list-item>
            <text:list-item>
              <text:p text:style-name="P25">manoeuvrability:<text:tab/><text:span text:style-name="T3">very-low</text:span></text:p>
            </text:list-item>
          </text:list>
        </text:list-item>
      </text:list>
      <text:p text:style-name="P2"/>
      <text:h text:style-name="Heading_20_2" text:outline-level="2">Weapons</text:h>
      <text:p text:style-name="P18">Cannons</text:p>
      <text:p text:style-name="P10">Cannons are the primary anti-ship weapon. <text:s/>Cannons have unlimited ammo and are fired automatically once an order to attack has been issued.</text:p>
      <text:p text:style-name="Standard">Auto-fire: <text:tab/><text:span text:style-name="T5">y</text:span>es</text:p>
      <text:p text:style-name="Standard">Auto-aim: <text:tab/><text:span text:style-name="T5">no</text:span></text:p>
      <text:p text:style-name="Standard">Range:<text:tab/><text:tab/>medium</text:p>
      <text:p text:style-name="Standard">Velocity:<text:tab/>high</text:p>
      <text:p text:style-name="Standard">Accuracy:<text:tab/><text:span text:style-name="T5">medium</text:span></text:p>
      <text:p text:style-name="Standard">Rate of Fire:<text:tab/><text:span text:style-name="T5">medium</text:span></text:p>
      <text:p text:style-name="P10"/>
      <text:p text:style-name="P18">Anti-Aircraft</text:p>
      <text:p text:style-name="P10">Anti-aircraft defences are the primary anti-aircraft weapon. <text:s/>They have unlimited ammo and lock onto and fire at any enemy aircraft in range automatically.</text:p>
      <text:p text:style-name="Standard">Auto-fire: <text:tab/><text:span text:style-name="T5">yes</text:span></text:p>
      <text:p text:style-name="Standard">Auto-aim: <text:tab/><text:span text:style-name="T5">yes</text:span></text:p>
      <text:p text:style-name="Standard">Range:<text:tab/><text:tab/><text:span text:style-name="T5">short</text:span></text:p>
      <text:p text:style-name="Standard">Velocity:<text:tab/>high</text:p>
      <text:p text:style-name="Standard">Accuracy:<text:tab/>low</text:p>
      <text:p text:style-name="Standard">Rate of Fire:<text:tab/><text:span text:style-name="T5">very-high</text:span></text:p>
      <text:p text:style-name="P18">Torpedoes</text:p>
      <text:p text:style-name="P10">Torpedoes are heavy anti-ship weapons. <text:s/>Ships carry a limited number of torpedoes and they must be manually aimed and fired. <text:s/>They are very slow but have good accuracy.</text:p>
      <text:p text:style-name="P11"><text:span text:style-name="T6">To fire torpedoes the player gives the direction to fire from the ship</text:span>. <text:s/><text:span text:style-name="T6">The HUD should have marks to show the maximum range as well as the travel time along the firing arc. <text:s/>Ideally, enemy ships' paths will also be plotted based on their current velocity with equal marks indicated travel time</text:span>. <text:s/><text:span text:style-name="T6">Torpedoes are fired in a fixed direction from the ship and then turn towards the desired direction. <text:s/>Destroyers launch torpedoes to port and starboard, and submarines launch torpedoes fore and aft.</text:span></text:p>
      <text:p text:style-name="P8">Auto-fire: <text:tab/><text:span text:style-name="T5">no</text:span></text:p>
      <text:p text:style-name="P8">Auto-aim: <text:tab/><text:span text:style-name="T5">no</text:span></text:p>
      <text:p text:style-name="P8">Range:<text:tab/><text:tab/>medium</text:p>
      <text:p text:style-name="P8">Velocity:<text:tab/><text:span text:style-name="T5">very-low</text:span></text:p>
      <text:p text:style-name="P8">Accuracy:<text:tab/><text:span text:style-name="T5">high</text:span></text:p>
      <text:p text:style-name="P8">Rate of Fire:<text:tab/><text:span text:style-name="T5">very-low</text:span></text:p>
      <text:p text:style-name="P18">Depth Charges</text:p>
      <text:p text:style-name="P10">Depth charges are the only weapon capable of damaging submarines at max depth. <text:s text:c="2"/>Ships have an <text:soft-page-break/>unlimited number of depth charges available. They drop beneath the launching vessel and travel down until they reach the dept of the submarine and explode. <text:s/>They are not very accurate and will spread out as they sink as well as exploding at incorrect depths. <text:s/><text:span text:style-name="T15">Depth charged are fired in clips and ships need to pause dropping depth charges to reload.</text:span></text:p>
      <text:p text:style-name="P10">Depth charges</text:p>
      <text:p text:style-name="P8">Auto-fire: <text:tab/><text:span text:style-name="T5">no</text:span></text:p>
      <text:p text:style-name="P8">Auto-aim: <text:tab/><text:span text:style-name="T5">no</text:span></text:p>
      <text:p text:style-name="P8">Range:<text:tab/><text:tab/><text:span text:style-name="T5">very-low</text:span></text:p>
      <text:p text:style-name="P8">Velocity:<text:tab/><text:span text:style-name="T5">low</text:span></text:p>
      <text:p text:style-name="P8">Accuracy:<text:tab/><text:span text:style-name="T5">low</text:span></text:p>
      <text:p text:style-name="P9">Rate of Fire:<text:tab/><text:span text:style-name="T5">medium</text:span></text:p>
      <text:p text:style-name="P19">Aircraft</text:p>
      <text:p text:style-name="P13">Aircraft are deployable vessels. <text:s/><text:span text:style-name="T7">They are deployed in flights of 4-8 aircraft from carriers. <text:s/></text:span>Carriers have a limited number of flights <text:span text:style-name="T7">they can have active at once. <text:s/>Flights can be reconnaissance, fighters, or bombers.</text:span></text:p>
      <text:p text:style-name="P12">Flights are launched by selecting the type of flight (reconnaissance, fighter, bomber) and setting up a circular way-point path that starts and ends with the carrier. <text:s/>The path must be short enough for the aircraft to have enough fuel. <text:s/>Once launched flights behave like ships and can be given additional orders. <text:s/>However, they have limited fuel and if they run out they will crash.</text:p>
      <text:p text:style-name="P12">The way-points for flights should show travel time remaining and the flight should show its remaining fuel time.</text:p>
      <text:p text:style-name="P12">Reconnaissance flights have extra fuel and small bomb loads to hit any targets of opportunity, such as submarines.</text:p>
      <text:p text:style-name="P12">Fighters can attack other aircraft. <text:s/>They can protect the fleet from enemy fighter or escort bombers to their targets.</text:p>
      <text:p text:style-name="P12">Bombers can attack ships but they only get one attack each.</text:p>
      <text:p text:style-name="P9">Auto-fire: <text:tab/><text:span text:style-name="T5">no</text:span></text:p>
      <text:p text:style-name="P9">Auto-aim: <text:tab/><text:span text:style-name="T5">no</text:span></text:p>
      <text:p text:style-name="P9">Range:<text:tab/><text:tab/><text:span text:style-name="T6">very-long</text:span></text:p>
      <text:p text:style-name="P9">Velocity:<text:tab/><text:span text:style-name="T6">high</text:span></text:p>
      <text:p text:style-name="P9">Accuracy:<text:tab/><text:span text:style-name="T6">high</text:span></text:p>
      <text:p text:style-name="P9">Rate of Fire:<text:tab/><text:span text:style-name="T6">l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3:44:08.909000000</meta:creation-date>
    <dc:date>2015-01-21T13:34:41.176000000</dc:date>
    <meta:editing-duration>PT20M58S</meta:editing-duration>
    <meta:editing-cycles>3</meta:editing-cycles>
    <meta:generator>LibreOffice/4.3.5.2$Windows_x86 LibreOffice_project/3a87456aaa6a95c63eea1c1b3201acedf0751bd5</meta:generator>
    <meta:document-statistic meta:table-count="0" meta:image-count="0" meta:object-count="0" meta:page-count="9" meta:paragraph-count="256" meta:word-count="1686" meta:character-count="10370" meta:non-whitespace-character-count="8969"/>
  </office:meta>
</office:document-meta>
</file>